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3d75" officeooo:paragraph-rsid="00123d75"/>
    </style:style>
    <style:style style:name="P2" style:family="paragraph" style:parent-style-name="Standard">
      <style:paragraph-properties fo:text-align="center" style:justify-single-word="false"/>
      <style:text-properties officeooo:rsid="00123d75" officeooo:paragraph-rsid="00123d75"/>
    </style:style>
    <style:style style:name="P3" style:family="paragraph" style:parent-style-name="Standard">
      <style:text-properties officeooo:rsid="0012a813" officeooo:paragraph-rsid="0012a813"/>
    </style:style>
    <style:style style:name="P4" style:family="paragraph" style:parent-style-name="Standard">
      <style:text-properties officeooo:rsid="0012a813" officeooo:paragraph-rsid="00149a38"/>
    </style:style>
    <style:style style:name="P5" style:family="paragraph" style:parent-style-name="Standard">
      <style:text-properties officeooo:rsid="0013736f" officeooo:paragraph-rsid="0013736f"/>
    </style:style>
    <style:style style:name="P6" style:family="paragraph" style:parent-style-name="Standard">
      <style:text-properties officeooo:rsid="0013736f" officeooo:paragraph-rsid="00170bc5"/>
    </style:style>
    <style:style style:name="P7" style:family="paragraph" style:parent-style-name="Standard">
      <style:text-properties officeooo:rsid="0013736f" officeooo:paragraph-rsid="001ab746"/>
    </style:style>
    <style:style style:name="P8" style:family="paragraph" style:parent-style-name="Standard">
      <style:text-properties officeooo:rsid="0013736f" officeooo:paragraph-rsid="001adbf4"/>
    </style:style>
    <style:style style:name="P9" style:family="paragraph" style:parent-style-name="Standard">
      <style:text-properties officeooo:rsid="0013736f" officeooo:paragraph-rsid="001c4a06"/>
    </style:style>
    <style:style style:name="P10" style:family="paragraph" style:parent-style-name="Standard">
      <style:text-properties officeooo:rsid="0013736f" officeooo:paragraph-rsid="001e5779"/>
    </style:style>
    <style:style style:name="P11" style:family="paragraph" style:parent-style-name="Standard">
      <style:text-properties officeooo:rsid="0013736f" officeooo:paragraph-rsid="001f5d8f"/>
    </style:style>
    <style:style style:name="P12" style:family="paragraph" style:parent-style-name="Standard">
      <style:text-properties officeooo:rsid="0013736f" officeooo:paragraph-rsid="0021182f"/>
    </style:style>
    <style:style style:name="P13" style:family="paragraph" style:parent-style-name="Standard">
      <style:text-properties officeooo:rsid="0013736f" officeooo:paragraph-rsid="00225e9c"/>
    </style:style>
    <style:style style:name="P14" style:family="paragraph" style:parent-style-name="Standard">
      <style:text-properties officeooo:rsid="0013736f" officeooo:paragraph-rsid="0025c081"/>
    </style:style>
    <style:style style:name="P15" style:family="paragraph" style:parent-style-name="Standard">
      <style:text-properties officeooo:rsid="00166b04" officeooo:paragraph-rsid="00166b04"/>
    </style:style>
    <style:style style:name="P16" style:family="paragraph" style:parent-style-name="Standard">
      <style:text-properties fo:font-style="italic" officeooo:rsid="00166b04" officeooo:paragraph-rsid="00166b04" style:font-style-asian="italic" style:font-style-complex="italic"/>
    </style:style>
    <style:style style:name="P17" style:family="paragraph" style:parent-style-name="Standard">
      <style:text-properties officeooo:rsid="00182b15" officeooo:paragraph-rsid="00182b15"/>
    </style:style>
    <style:style style:name="P18" style:family="paragraph" style:parent-style-name="Standard">
      <style:text-properties officeooo:rsid="00182b15" officeooo:paragraph-rsid="001adbf4"/>
    </style:style>
    <style:style style:name="P19" style:family="paragraph" style:parent-style-name="Standard">
      <style:text-properties officeooo:rsid="00196b32" officeooo:paragraph-rsid="00196b32"/>
    </style:style>
    <style:style style:name="P20" style:family="paragraph" style:parent-style-name="Standard">
      <style:text-properties officeooo:rsid="00196b32" officeooo:paragraph-rsid="001adbf4"/>
    </style:style>
    <style:style style:name="P21" style:family="paragraph" style:parent-style-name="Standard">
      <style:text-properties officeooo:rsid="00196b32" officeooo:paragraph-rsid="001e5779"/>
    </style:style>
    <style:style style:name="P22" style:family="paragraph" style:parent-style-name="Standard">
      <style:text-properties officeooo:rsid="00196b32" officeooo:paragraph-rsid="001f5d8f"/>
    </style:style>
    <style:style style:name="P23" style:family="paragraph" style:parent-style-name="Standard">
      <style:text-properties officeooo:rsid="00196b32" officeooo:paragraph-rsid="0021182f"/>
    </style:style>
    <style:style style:name="P24" style:family="paragraph" style:parent-style-name="Standard">
      <style:text-properties officeooo:rsid="00196b32" officeooo:paragraph-rsid="00225e9c"/>
    </style:style>
    <style:style style:name="P25" style:family="paragraph" style:parent-style-name="Standard">
      <style:text-properties officeooo:rsid="001ab746" officeooo:paragraph-rsid="001e5779"/>
    </style:style>
    <style:style style:name="P26" style:family="paragraph" style:parent-style-name="Standard">
      <style:text-properties officeooo:rsid="001ab746" officeooo:paragraph-rsid="001f5d8f"/>
    </style:style>
    <style:style style:name="P27" style:family="paragraph" style:parent-style-name="Standard">
      <style:text-properties officeooo:rsid="001ab746" officeooo:paragraph-rsid="0021182f"/>
    </style:style>
    <style:style style:name="P28" style:family="paragraph" style:parent-style-name="Standard">
      <style:text-properties officeooo:rsid="001ab746" officeooo:paragraph-rsid="00225e9c"/>
    </style:style>
    <style:style style:name="P29" style:family="paragraph" style:parent-style-name="Standard">
      <style:text-properties officeooo:rsid="001c4a06" officeooo:paragraph-rsid="0013736f"/>
    </style:style>
    <style:style style:name="P30" style:family="paragraph" style:parent-style-name="Standard">
      <style:text-properties officeooo:rsid="001c4a06" officeooo:paragraph-rsid="001c4a06"/>
    </style:style>
    <style:style style:name="P31" style:family="paragraph" style:parent-style-name="Standard">
      <style:text-properties officeooo:rsid="001c4a06" officeooo:paragraph-rsid="001e2d3d"/>
    </style:style>
    <style:style style:name="P32" style:family="paragraph" style:parent-style-name="Standard">
      <style:text-properties officeooo:rsid="001e2d3d" officeooo:paragraph-rsid="001e2d3d"/>
    </style:style>
    <style:style style:name="P33" style:family="paragraph" style:parent-style-name="Standard">
      <style:text-properties officeooo:rsid="001e5779" officeooo:paragraph-rsid="001e5779"/>
    </style:style>
    <style:style style:name="P34" style:family="paragraph" style:parent-style-name="Standard">
      <style:text-properties officeooo:rsid="001f5d8f" officeooo:paragraph-rsid="001f5d8f"/>
    </style:style>
    <style:style style:name="P35" style:family="paragraph" style:parent-style-name="Standard">
      <style:text-properties officeooo:rsid="0021182f" officeooo:paragraph-rsid="0021182f"/>
    </style:style>
    <style:style style:name="P36" style:family="paragraph" style:parent-style-name="Standard">
      <style:text-properties officeooo:rsid="0021182f" officeooo:paragraph-rsid="001f5d8f"/>
    </style:style>
    <style:style style:name="P37" style:family="paragraph" style:parent-style-name="Standard">
      <style:text-properties officeooo:rsid="00225e9c" officeooo:paragraph-rsid="00225e9c"/>
    </style:style>
    <style:style style:name="P38" style:family="paragraph" style:parent-style-name="Standard">
      <style:text-properties officeooo:rsid="0024157e" officeooo:paragraph-rsid="0024157e"/>
    </style:style>
    <style:style style:name="P39" style:family="paragraph" style:parent-style-name="Standard">
      <style:text-properties officeooo:rsid="001adbf4" officeooo:paragraph-rsid="00170bc5"/>
    </style:style>
    <style:style style:name="P40" style:family="paragraph" style:parent-style-name="Standard">
      <style:text-properties officeooo:rsid="001adbf4" officeooo:paragraph-rsid="0025c081"/>
    </style:style>
    <style:style style:name="P41" style:family="paragraph" style:parent-style-name="Standard">
      <style:text-properties style:text-position="0% 100%" officeooo:rsid="001adbf4" officeooo:paragraph-rsid="0025c081"/>
    </style:style>
    <style:style style:name="P42" style:family="paragraph" style:parent-style-name="Standard">
      <style:text-properties style:text-position="0% 100%" officeooo:rsid="001adbf4" officeooo:paragraph-rsid="001e5779"/>
    </style:style>
    <style:style style:name="P43" style:family="paragraph" style:parent-style-name="Standard">
      <style:paragraph-properties fo:break-before="page"/>
      <style:text-properties officeooo:rsid="00182b15" officeooo:paragraph-rsid="00182b15"/>
    </style:style>
    <style:style style:name="P44" style:family="paragraph" style:parent-style-name="Standard">
      <style:paragraph-properties fo:break-before="page"/>
      <style:text-properties officeooo:rsid="001adbf4" officeooo:paragraph-rsid="001adbf4"/>
    </style:style>
    <style:style style:name="P45" style:family="paragraph" style:parent-style-name="Standard" style:list-style-name="L1">
      <style:text-properties officeooo:rsid="001ab746" officeooo:paragraph-rsid="001e5779"/>
    </style:style>
    <style:style style:name="T1" style:family="text">
      <style:text-properties officeooo:rsid="0012a813"/>
    </style:style>
    <style:style style:name="T2" style:family="text">
      <style:text-properties officeooo:rsid="0013736f"/>
    </style:style>
    <style:style style:name="T3" style:family="text">
      <style:text-properties officeooo:rsid="00149a38"/>
    </style:style>
    <style:style style:name="T4" style:family="text">
      <style:text-properties officeooo:rsid="00170bc5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170bc5"/>
    </style:style>
    <style:style style:name="T7" style:family="text">
      <style:text-properties style:text-position="sub 58%" officeooo:rsid="001e2d3d"/>
    </style:style>
    <style:style style:name="T8" style:family="text">
      <style:text-properties style:text-position="sub 58%" officeooo:rsid="00182b15"/>
    </style:style>
    <style:style style:name="T9" style:family="text">
      <style:text-properties style:text-position="sub 58%" officeooo:rsid="00266648"/>
    </style:style>
    <style:style style:name="T10" style:family="text">
      <style:text-properties officeooo:rsid="00182b15"/>
    </style:style>
    <style:style style:name="T11" style:family="text">
      <style:text-properties officeooo:rsid="00196b32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196b32"/>
    </style:style>
    <style:style style:name="T14" style:family="text">
      <style:text-properties style:text-position="0% 100%" officeooo:rsid="001adbf4"/>
    </style:style>
    <style:style style:name="T15" style:family="text">
      <style:text-properties style:text-position="0% 100%" officeooo:rsid="001f5d8f"/>
    </style:style>
    <style:style style:name="T16" style:family="text">
      <style:text-properties officeooo:rsid="001ab746"/>
    </style:style>
    <style:style style:name="T17" style:family="text">
      <style:text-properties officeooo:rsid="001c4a06"/>
    </style:style>
    <style:style style:name="T18" style:family="text">
      <style:text-properties officeooo:rsid="001e2d3d"/>
    </style:style>
    <style:style style:name="T19" style:family="text">
      <style:text-properties officeooo:rsid="001e5779"/>
    </style:style>
    <style:style style:name="T20" style:family="text">
      <style:text-properties officeooo:rsid="00225e9c"/>
    </style:style>
    <style:style style:name="T21" style:family="text">
      <style:text-properties officeooo:rsid="0024157e"/>
    </style:style>
    <style:style style:name="T22" style:family="text">
      <style:text-properties officeooo:rsid="00257e33"/>
    </style:style>
    <style:style style:name="T23" style:family="text">
      <style:text-properties officeooo:rsid="0025c081"/>
    </style:style>
    <style:style style:name="T24" style:family="text">
      <style:text-properties officeooo:rsid="0026d3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pendent<text:span text:style-name="T21"> </text:span>L-System</text:p>
      <text:p text:style-name="P2">by Sven Nilsen, 2018</text:p>
      <text:p text:style-name="P1"/>
      <text:p text:style-name="P16">In this paper I formalize the semantics of a Dependent L-System in path semantics. This has <text:span text:style-name="T22">potential </text:span>applications in procedural generation,<text:span text:style-name="T10"> rendering</text:span> of computer graphics and constraint solvers.</text:p>
      <text:p text:style-name="P1"/>
      <text:p text:style-name="P35">If you are only interested in potential applications, skip to “<text:span text:style-name="T22">Potential </text:span>Applications”.</text:p>
      <text:p text:style-name="P1"/>
      <text:p text:style-name="P1">An L-System <text:span text:style-name="T2">or Lindenmayer-System</text:span> is a simple parallel rewriting system and a type of formal grammar. <text:span text:style-name="T2">It was introduced and developed by Aristid Lindenmayer in the field of biology to describe growth of plant cells.</text:span></text:p>
      <text:p text:style-name="P1"/>
      <text:p text:style-name="P1">For example:</text:p>
      <text:p text:style-name="P1"/>
      <text:p text:style-name="P1"><text:tab/>A → AB</text:p>
      <text:p text:style-name="P1"/>
      <text:p text:style-name="P1"><text:tab/>A</text:p>
      <text:p text:style-name="P1"><text:tab/>AB</text:p>
      <text:p text:style-name="P1"><text:tab/>ABB</text:p>
      <text:p text:style-name="P1"><text:tab/>ABBB</text:p>
      <text:p text:style-name="P1"><text:tab/>…</text:p>
      <text:p text:style-name="P1"/>
      <text:p text:style-name="P1">Consider the symbols in an L-System to be types. A Dependent L-System associates a sub-type with each symbol that the rules for rewriting can <text:span text:style-name="T1">use to compute new sub-types.</text:span></text:p>
      <text:p text:style-name="P1"/>
      <text:p text:style-name="P1"><text:tab/>A → AA</text:p>
      <text:p text:style-name="P1"/>
      <text:p text:style-name="P1"><text:tab/><text:span text:style-name="T3">[</text:span>size<text:span text:style-name="T3">] </text:span>N → <text:span text:style-name="T3">[</text:span>size<text:span text:style-name="T3">]</text:span> N/2, <text:span text:style-name="T3">[</text:span>size<text:span text:style-name="T3">]</text:span> N/2</text:p>
      <text:p text:style-name="P1"/>
      <text:p text:style-name="P3">A rule can be applied under a condition, which is the same as defining a partial rule:</text:p>
      <text:p text:style-name="P3"/>
      <text:p text:style-name="P4"><text:tab/><text:span text:style-name="T3">[size] (N : even ∧ </text:span>(&gt; <text:span text:style-name="T2">1</text:span>)<text:span text:style-name="T3">) → [size] N/2, [size] N/2</text:span></text:p>
      <text:p text:style-name="P3"/>
      <text:p text:style-name="P6">Dependent L-Systems are <text:span text:style-name="T3">a superset of Parametric L-Systems.</text:span></text:p>
      <text:p text:style-name="P6"/>
      <text:p text:style-name="P39">Rules of Dependent L-Systems are closed under non-commuting Finite Boolean algebra:</text:p>
      <text:p text:style-name="P5"/>
      <text:p text:style-name="P5"><text:tab/><text:span text:style-name="T4">R</text:span><text:span text:style-name="T6">2</text:span><text:span text:style-name="T4"> = R</text:span><text:span text:style-name="T6">0</text:span><text:span text:style-name="T4"> ∧ R</text:span><text:span text:style-name="T6">1</text:span><text:span text:style-name="T4"><text:tab/><text:tab/><text:tab/>`R</text:span><text:span text:style-name="T6">2</text:span><text:span text:style-name="T4">` satisfies `R</text:span><text:span text:style-name="T6">0</text:span><text:span text:style-name="T4">` and `R</text:span><text:span text:style-name="T6">1</text:span><text:span text:style-name="T4">`</text:span></text:p>
      <text:p text:style-name="P5"><text:tab/><text:span text:style-name="T4">R</text:span><text:span text:style-name="T6">2</text:span><text:span text:style-name="T4"> = R</text:span><text:span text:style-name="T6">0</text:span><text:span text:style-name="T4"> ∨ R</text:span><text:span text:style-name="T6">1</text:span><text:span text:style-name="T4"><text:tab/><text:tab/><text:tab/>`R</text:span><text:span text:style-name="T6">2</text:span><text:span text:style-name="T4">` consists of `R</text:span><text:span text:style-name="T6">0</text:span><text:span text:style-name="T4">` and `R</text:span><text:span text:style-name="T6">1</text:span><text:span text:style-name="T4">`</text:span></text:p>
      <text:p text:style-name="P20"/>
      <text:p text:style-name="P20"><text:tab/>R<text:span text:style-name="T5">0</text:span> ∨ R<text:span text:style-name="T5">1</text:span> ¬= R<text:span text:style-name="T5">1</text:span> ∨ R<text:span text:style-name="T5">0</text:span><text:span text:style-name="T12"><text:tab/><text:tab/></text:span><text:span text:style-name="T14">The OR operator does not commute</text:span></text:p>
      <text:p text:style-name="P8"/>
      <text:p text:style-name="P18">For example, if you have a rule system using rules `<text:span text:style-name="T20">R</text:span><text:span text:style-name="T5">a</text:span>` and `<text:span text:style-name="T20">R</text:span><text:span text:style-name="T5">b</text:span>` which you want to satisfy `<text:span text:style-name="T20">R</text:span><text:span text:style-name="T5">c</text:span>`, then there exists some rule system of <text:span text:style-name="T17">containing</text:span> rules `<text:span text:style-name="T20">R</text:span><text:span text:style-name="T5">a</text:span> ∧ <text:span text:style-name="T20">R</text:span><text:span text:style-name="T5">c</text:span>` and `<text:span text:style-name="T20">R</text:span><text:span text:style-name="T5">b</text:span> ∧ <text:span text:style-name="T20">R</text:span><text:span text:style-name="T5">c</text:span>` <text:span text:style-name="T17">(in that order):</text:span></text:p>
      <text:p text:style-name="P8"/>
      <text:p text:style-name="P8"><text:tab/><text:span text:style-name="T10">(R</text:span><text:span text:style-name="T8">a</text:span><text:span text:style-name="T10"> ∨ R</text:span><text:span text:style-name="T8">b</text:span><text:span text:style-name="T10">) ∧ R</text:span><text:span text:style-name="T8">c</text:span><text:span text:style-name="T10"> = (R</text:span><text:span text:style-name="T8">a</text:span><text:span text:style-name="T10"> ∧ R</text:span><text:span text:style-name="T8">c</text:span><text:span text:style-name="T10">) ∨ (R</text:span><text:span text:style-name="T8">b</text:span><text:span text:style-name="T10"> ∧ R</text:span><text:span text:style-name="T8">c</text:span><text:span text:style-name="T10">)</text:span></text:p>
      <text:p text:style-name="P43">Finite Boolean Algebra means that there is no complement operator `¬`. However, one can use relative complement, written as a minus sign `a - b` or with backslash `a \ b`. Rules used for relative complement are interpreted as borrowing their conditions for filtering.</text:p>
      <text:p text:style-name="P17"/>
      <text:p text:style-name="P19">Like functions, a rule in a Dependent L-System has an <text:span text:style-name="T18">analogue of an </text:span>existential path:</text:p>
      <text:p text:style-name="P19"/>
      <text:p text:style-name="P19"><text:tab/>R := A → AB</text:p>
      <text:p text:style-name="P19"/>
      <text:p text:style-name="P19"><text:tab/>∃R &lt;=&gt; (= AB<text:span text:style-name="T12">)</text:span></text:p>
      <text:p text:style-name="P10"/>
      <text:p text:style-name="P21">The existential path <text:span text:style-name="T16">has the type (it matches on a list of any type):</text:span></text:p>
      <text:p text:style-name="P21"/>
      <text:p text:style-name="P10"><text:tab/><text:span text:style-name="T11">∃R : [any] → bool</text:span></text:p>
      <text:p text:style-name="P10"/>
      <text:p text:style-name="P31"><text:span text:style-name="T18">Notice: </text:span>The interpretation of the existential path of rules is different from that of functions.</text:p>
      <text:p text:style-name="P10"/>
      <text:p text:style-name="P25">Th<text:span text:style-name="T17">e following</text:span> notation is a short version for type checking:</text:p>
      <text:p text:style-name="P25"/>
      <text:list xml:id="list1593695982231225823" text:style-name="L1">
        <text:list-item>
          <text:p text:style-name="P45">`(= A)` means “type is A”</text:p>
        </text:list-item>
        <text:list-item>
          <text:p text:style-name="P45">`(= AB)` means “first object has type A and second object has type B”</text:p>
        </text:list-item>
      </text:list>
      <text:p text:style-name="P14"/>
      <text:p text:style-name="P40"><text:span text:style-name="T19">For example,</text:span> `<text:span text:style-name="T11">∃R &lt;=&gt; (= AB</text:span>A<text:span text:style-name="T13">)</text:span><text:span text:style-name="T12">` the length of the list must be 3 for `</text:span><text:span text:style-name="T13">∃R</text:span><text:span text:style-name="T12">` to return `true`.</text:span></text:p>
      <text:p text:style-name="P41"/>
      <text:p text:style-name="P31">Since any object which there is no rule for is unchanged, the existential path for rules is taken to mean objects that are generated by a rule that are not identical to the input object. <text:span text:style-name="T19">This is to simplify algebraic rules of existential paths of combined rules.</text:span></text:p>
      <text:p text:style-name="P9"/>
      <text:p text:style-name="P30">Therefore, the identity rule that returns the same object has an existential path <text:span text:style-name="T18">that returns `false`</text:span>:</text:p>
      <text:p text:style-name="P30"/>
      <text:p text:style-name="P30"><text:tab/>R<text:span text:style-name="T5">id{T}</text:span> := T → [T; 1]<text:tab/><text:tab/><text:span text:style-name="T20">`T` is here a generic type</text:span></text:p>
      <text:p text:style-name="P29"><text:tab/>∃R<text:span text:style-name="T5">id{T}</text:span> &lt;=&gt; false<text:span text:style-name="T5">1</text:span><text:span text:style-name="T7">{</text:span><text:span text:style-name="T9">[any]</text:span><text:span text:style-name="T7">}</text:span></text:p>
      <text:p text:style-name="P5"/>
      <text:p text:style-name="P32">The trivial path of a rule is <text:span text:style-name="T19">equivalent to </text:span>the condition:</text:p>
      <text:p text:style-name="P32"/>
      <text:p text:style-name="P32"><text:tab/>R := A → B</text:p>
      <text:p text:style-name="P32"><text:tab/>∀R &lt;=&gt; (= A)</text:p>
      <text:p text:style-name="P5"/>
      <text:p text:style-name="P32"><text:span text:style-name="T19">T</text:span>he <text:span text:style-name="T19">actual </text:span>generated objects are the union of existential and <text:span text:style-name="T23">inverted </text:span>trivial path <text:span text:style-name="T19">as a list of length 1</text:span>:</text:p>
      <text:p text:style-name="P32"/>
      <text:p text:style-name="P32"><text:tab/>∃R ∨ [¬∀R; 1]</text:p>
      <text:p text:style-name="P5"/>
      <text:p text:style-name="P33">So, with two rules, the actual generated objects are:</text:p>
      <text:p text:style-name="P33"/>
      <text:p text:style-name="P33"><text:tab/><text:span text:style-name="T18">∃R</text:span><text:span text:style-name="T5">0</text:span><text:span text:style-name="T18"> ∨ ∃R</text:span><text:span text:style-name="T5">1</text:span> <text:span text:style-name="T18">∨ [¬</text:span>(<text:span text:style-name="T18">∀R</text:span><text:span text:style-name="T5">0</text:span><text:span text:style-name="T18"> ∨ ∀</text:span>R<text:span text:style-name="T5">1</text:span><text:span text:style-name="T12">)</text:span><text:span text:style-name="T18">; 1]</text:span></text:p>
      <text:p text:style-name="P5"/>
      <text:p text:style-name="P33">Which can also be written:</text:p>
      <text:p text:style-name="P33"/>
      <text:p text:style-name="P33"><text:tab/><text:span text:style-name="T18">∃R</text:span><text:span text:style-name="T5">0</text:span><text:span text:style-name="T18"> ∨ ∃R</text:span><text:span text:style-name="T5">1</text:span> <text:span text:style-name="T18">∨ [¬∀R</text:span><text:span text:style-name="T5">0</text:span><text:span text:style-name="T18"> ∧ ¬∀</text:span>R<text:span text:style-name="T5">1</text:span><text:span text:style-name="T18">; 1]</text:span></text:p>
      <text:p text:style-name="P42"/>
      <text:p text:style-name="P44"><text:span text:style-name="T12">Assume there is a function `f : A → X` and </text:span><text:span text:style-name="T15">some function `g` which outputs a value that is matched by some function `h` depending on the output of `f`:</text:span></text:p>
      <text:p text:style-name="P5"/>
      <text:p text:style-name="P5"><text:tab/><text:span text:style-name="T16">R : A → B</text:span></text:p>
      <text:p text:style-name="P5"><text:tab/><text:span text:style-name="T16">[f] x → [g] h(x)</text:span></text:p>
      <text:p text:style-name="P5"/>
      <text:p text:style-name="P34">The existential path is then defined by constraining the input of `h` with the existential path of `f`:</text:p>
      <text:p text:style-name="P5"/>
      <text:p text:style-name="P7"><text:tab/><text:span text:style-name="T11">∃R &lt;=&gt; (= B) ∧ [g] [∃h{∃f}] true</text:span></text:p>
      <text:p text:style-name="P5"/>
      <text:p text:style-name="P36">Since `[g] h(x)` is the same as `[g] (= h(x))`, one can remove `[g]` <text:span text:style-name="T24">(`h` has type `X → B`)</text:span>:</text:p>
      <text:p text:style-name="P5"/>
      <text:p text:style-name="P26"><text:tab/>R : A → B</text:p>
      <text:p text:style-name="P11"><text:tab/><text:span text:style-name="T16">[f] x → (= h(x))</text:span></text:p>
      <text:p text:style-name="P22"><text:tab/>∃R &lt;=&gt; (= B) ∧ [∃h{∃f}] true</text:p>
      <text:p text:style-name="P5"/>
      <text:p text:style-name="P35">This can also be written in a short version:</text:p>
      <text:p text:style-name="P35"/>
      <text:p text:style-name="P27"><text:tab/>R : A → B</text:p>
      <text:p text:style-name="P12"><text:tab/><text:span text:style-name="T16">[f] x → h(x)</text:span></text:p>
      <text:p text:style-name="P23"><text:tab/>∃R &lt;=&gt; B ∧ ∃h{∃f}</text:p>
      <text:p text:style-name="P12"/>
      <text:p text:style-name="P35">When there is a condition `x : C`, it is added as a constraint <text:span text:style-name="T20">on the input of `h`</text:span>:</text:p>
      <text:p text:style-name="P35"/>
      <text:p text:style-name="P35"><text:tab/><text:span text:style-name="T16">R : A → B</text:span></text:p>
      <text:p text:style-name="P12"><text:tab/><text:span text:style-name="T16">[f] (x : C) → h(x)</text:span></text:p>
      <text:p text:style-name="P23"><text:tab/>∃R &lt;=&gt; B ∧ ∃h{∃f ∧ C}</text:p>
      <text:p text:style-name="P12"/>
      <text:p text:style-name="P37">When the condition `C : A → bool` at top level, one can do the following:</text:p>
      <text:p text:style-name="P37"/>
      <text:p text:style-name="P28"><text:tab/>R : A → B</text:p>
      <text:p text:style-name="P13"><text:tab/><text:span text:style-name="T20">C ∧ [f] x → h(x)</text:span></text:p>
      <text:p text:style-name="P13"><text:tab/><text:span text:style-name="T20">[f{C}] x → h(x)<text:tab/><text:tab/>See paper “Reduction of Proofs with Multiple Constraints”</text:span></text:p>
      <text:p text:style-name="P24"><text:tab/>∃R &lt;=&gt; B ∧ ∃h{∃f{C}}</text:p>
      <text:p text:style-name="P13"/>
      <text:p text:style-name="P37">This should provide a starting point for a framework for reasoning about Dependent L-systems.</text:p>
      <text:p text:style-name="P12"/>
      <text:h text:style-name="Heading_20_3" text:outline-level="3"><text:span text:style-name="T24">Potential </text:span>Applications</text:h>
      <text:p text:style-name="P15">The advantage of Dependent L-System is flexibility and parallelism. <text:span text:style-name="T21">A large class of algorithms related to procedural generation, rendering in computer graphics and some constraint solvers can be formalized using Dependent L-System as a language. By proving that some algorithm is isomorphic to a Dependent L-System, there exists some parallelized version of the algorithm (improving performance).</text:span></text:p>
      <text:p text:style-name="P15"/>
      <text:p text:style-name="P38">For example, when rendering computer graphics, it is common to use a scene graph and display lists. In many cases such algorithms can be transformed to some Dependent L-System. By factoring out decisions to rules and types, <text:span text:style-name="T22">instead of constructing the scene graph sequentially, one can generate a grammar for a coarse-grained version of the scene graph which is then processed in parallel. Similarly, many procedural generation algorithms might be described as Dependent L-Syste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2:26:12.355357000</meta:creation-date>
    <dc:date>2018-10-16T08:19:11.400299000</dc:date>
    <meta:editing-duration>PT11M22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74" meta:word-count="921" meta:character-count="4892" meta:non-whitespace-character-count="4001"/>
  </office:meta>
</office:document-meta>
</file>